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family-generic="swiss"/>
    <style:font-face style:name="Arial" svg:font-family="Arial" style:font-adornments="Regular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7cm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608cm"/>
    </style:style>
    <style:style style:name="gr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_31_030_25_20opening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26pt" fo:text-shadow="none" style:text-underline-style="none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8.5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8" style:family="paragraph">
      <style:paragraph-properties fo:margin-left="0.635cm" fo:margin-right="0cm" fo:margin-top="0cm" fo:margin-bottom="0cm" fo:text-align="center" fo:text-indent="-0.635cm" style:text-autospace="none"/>
    </style:style>
    <style:style style:name="P9" style:family="paragraph">
      <loext:graphic-properties draw:fill="none" draw:fill-color="#ffffff"/>
      <style:paragraph-properties fo:margin-left="0.635cm" fo:margin-right="0cm" fo:margin-top="0cm" fo:margin-bottom="0cm" fo:text-align="center" fo:text-indent="-0.635cm" style:text-autospace="none"/>
      <style:text-properties fo:color="#000000" style:font-name="Segoe UI1" fo:font-size="8.5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8.5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T1" style:family="text">
      <style:text-properties fo:color="#000000" style:font-name="Segoe UI" fo:font-size="32pt" fo:language="en" fo:country="US" fo:font-style="normal" fo:text-shadow="none" style:text-underline-style="none" fo:font-weight="bold" style:letter-kerning="true" style:font-name-asian="Trebuchet MS1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font-name="Segoe UI" fo:font-size="32pt" fo:language="en" fo:country="US" fo:font-style="normal" fo:text-shadow="none" style:text-underline-style="solid" style:text-underline-width="auto" style:text-underline-color="font-color" fo:font-weight="bold" style:letter-kerning="true" style:font-name-asian="Trebuchet MS1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 Semibold" fo:font-size="20pt" fo:language="en" fo:country="US" fo:font-style="italic" fo:text-shadow="none" style:text-underline-style="none" fo:font-weight="normal" style:letter-kerning="true" style:font-name-asian="Trebuchet MS1" style:font-size-asian="20pt" style:language-asian="ar" style:country-asian="SA" style:font-style-asian="italic" style:font-weight-asian="normal" style:font-size-complex="20pt" style:font-style-complex="italic" style:font-weight-complex="normal"/>
    </style:style>
    <style:style style:name="T4" style:family="text">
      <style:text-properties fo:color="#000000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cc0000" style:font-name="Segoe UI Semibold" fo:font-size="32pt" fo:text-shadow="none" fo:font-weight="normal" style:font-name-asian="Arial" style:font-size-asian="32pt" style:font-weight-asian="normal" style:font-name-complex="Arial" style:font-size-complex="32pt" style:font-weight-complex="normal"/>
    </style:style>
    <style:style style:name="T6" style:family="text">
      <style:text-properties fo:color="#000000" style:font-name="Segoe UI Semibold" fo:font-size="32pt" fo:text-shadow="none" fo:font-weight="normal" style:font-name-asian="Arial" style:font-size-asian="32pt" style:font-weight-asian="normal" style:font-name-complex="Arial" style:font-size-complex="32pt" style:font-weight-complex="normal"/>
    </style:style>
    <style:style style:name="T7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8" style:family="text">
      <style:text-properties fo:color="#cc0000" style:font-name="Arial" fo:font-size="32pt" fo:text-shadow="none" fo:font-weight="normal" style:font-name-asian="Arial" style:font-size-asian="32pt" style:font-weight-asian="normal" style:font-name-complex="Arial" style:font-size-complex="32pt" style:font-weight-complex="normal"/>
    </style:style>
    <style:style style:name="T9" style:family="text">
      <style:text-properties fo:color="#ffffff" style:font-name="Segoe UI" fo:font-size="32pt" fo:text-shadow="1pt 1pt" fo:font-weight="normal" style:font-name-asian="Arial" style:font-size-asian="32pt" style:font-weight-asian="normal" style:font-name-complex="Ari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opening" presentation:presentation-page-layout-name="AL1T0">
        <office:forms form:automatic-focus="false" form:apply-design-mode="false"/>
        <draw:frame draw:style-name="gr1" draw:text-style-name="P2" draw:layer="layout" svg:width="24.17cm" svg:height="2.307cm" svg:x="1.992cm" svg:y="0.762cm">
          <draw:text-box>
            <text:p text:style-name="P1"><text:span text:style-name="T1">“</text:span><text:span text:style-name="T2">This is the Feast</text:span><text:span text:style-name="T1">” <text:s/></text:span><text:span text:style-name="T3">LSB p. 17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5" draw:layer="layout" svg:width="24.384cm" svg:height="6.604cm" svg:x="1.778cm" svg:y="1.016cm">
          <draw:text-box>
            <text:p text:style-name="P4"><text:span text:style-name="T4">C: </text:span><text:span text:style-name="T5">♫</text:span><text:span text:style-name="T6"> </text:span><text:span text:style-name="T7">This is the feast of victory for our God.</text:span></text:p>
            <text:p text:style-name="P4"><text:span text:style-name="T7">Alleluia, alleluia, alleluia.</text:span></text:p>
            <text:p text:style-name="P4"><text:span text:style-name="T7">Worthy is Christ, the Lamb who was slain, <text:s/></text:span></text:p>
            <text:p text:style-name="P4"><text:span text:style-name="T7">whose blood set us free to be people of God.</text:span><text:span text:style-name="T4">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7" draw:layer="layout" svg:width="24.892cm" svg:height="6.858cm" svg:x="1.524cm" svg:y="1.016cm">
          <draw:text-box>
            <text:p text:style-name="P4"><text:span text:style-name="T8">♫</text:span><text:span text:style-name="T9"> </text:span><text:span text:style-name="T7">This is the feast of victory for our God.</text:span></text:p>
            <text:p text:style-name="P4"><text:span text:style-name="T7">Alleluia, alleluia, alleluia.</text:span></text:p>
            <text:p text:style-name="P4"><text:span text:style-name="T7">Power, riches, wisdom and strength, </text:span></text:p>
            <text:p text:style-name="P4"><text:span text:style-name="T7">and honor, blessing, and glory are His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9" draw:layer="layout" svg:width="24.892cm" svg:height="6.35cm" svg:x="1.524cm" svg:y="0.508cm">
          <draw:text-box>
            <text:p text:style-name="P8"><text:span text:style-name="T8">♫</text:span><text:span text:style-name="T9"> </text:span><text:span text:style-name="T7">This is the feast of victory for our God.</text:span></text:p>
            <text:p text:style-name="P8"><text:span text:style-name="T7">Alleluia, alleluia, alleluia.</text:span></text:p>
            <text:p text:style-name="P4"><text:span text:style-name="T7">Sing with all the people of God, </text:span></text:p>
            <text:p text:style-name="P4"><text:span text:style-name="T7">and join in the hymn of all creation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10" draw:layer="layout" svg:width="24.384cm" svg:height="6.604cm" svg:x="1.778cm" svg:y="1.016cm">
          <draw:text-box>
            <text:p text:style-name="P4"><text:span text:style-name="T8">♫</text:span><text:span text:style-name="T9"> </text:span><text:span text:style-name="T7">Blessing, honor, glory, and might </text:span></text:p>
            <text:p text:style-name="P8"><text:span text:style-name="T7">be to God and the Lamb forever. <text:s/>Amen.</text:span></text:p>
            <text:p text:style-name="P4"><text:span text:style-name="T7">This is the feast of victory for our God.</text:span></text:p>
            <text:p text:style-name="P4"><text:span text:style-name="T7">Alleluia, alleluia, alleluia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10" draw:layer="layout" svg:width="24.13cm" svg:height="6.604cm" svg:x="2.032cm" svg:y="1.016cm">
          <draw:text-box>
            <text:p text:style-name="P4"><text:span text:style-name="T8">♫</text:span><text:span text:style-name="T9"> </text:span><text:span text:style-name="T7">For the Lamb who was slain has</text:span></text:p>
            <text:p text:style-name="P4"><text:span text:style-name="T7">begun His reign. <text:s/>Alleluia.</text:span></text:p>
            <text:p text:style-name="P4"><text:span text:style-name="T7">This is the feast of victory for our God.</text:span></text:p>
            <text:p text:style-name="P4"><text:span text:style-name="T7">Alleluia, alleluia, alleluia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family-generic="swiss"/>
    <style:font-face style:name="Arial" svg:font-family="Arial" style:font-adornments="Regular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family-generic-asian="swiss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family-generic-asian="swiss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1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1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opening-background" style:display-name="1030%20opening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opening-backgroundobjects" style:display-name="1030%20ope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opening-notes" style:display-name="1030%20ope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opening-outline1" style:display-name="1030%20opening-outline1" style:family="presentation">
      <style:graphic-properties draw:stroke="none" draw:fill="none" draw:auto-grow-height="false" draw:fit-to-size="shrink-to-fit" style:shrink-to-fit="true">
        <text:list-style style:name="_31_030_25_20opening-outline1" style:display-name="1030%20ope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opening-outline2" style:display-name="1030%20opening-outline2" style:family="presentation" style:parent-style-name="_31_030_25_20opening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opening-outline3" style:display-name="1030%20opening-outline3" style:family="presentation" style:parent-style-name="_31_030_25_20opening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opening-outline4" style:display-name="1030%20opening-outline4" style:family="presentation" style:parent-style-name="_31_030_25_20opening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opening-outline5" style:display-name="1030%20opening-outline5" style:family="presentation" style:parent-style-name="_31_030_25_20opening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opening-outline6" style:display-name="1030%20opening-outline6" style:family="presentation" style:parent-style-name="_31_030_25_20opening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opening-outline7" style:display-name="1030%20opening-outline7" style:family="presentation" style:parent-style-name="_31_030_25_20opening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opening-outline8" style:display-name="1030%20opening-outline8" style:family="presentation" style:parent-style-name="_31_030_25_20opening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opening-outline9" style:display-name="1030%20opening-outline9" style:family="presentation" style:parent-style-name="_31_030_25_20opening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opening-subtitle" style:display-name="1030%20opening-subtitle" style:family="presentation">
      <style:graphic-properties draw:stroke="none" draw:fill="none" draw:textarea-vertical-align="middle">
        <text:list-style style:name="_31_030_25_20opening-subtitle" style:display-name="1030%20ope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opening-title" style:display-name="1030%20opening-title" style:family="presentation">
      <style:graphic-properties draw:stroke="none" draw:fill="none" draw:textarea-vertical-align="middle">
        <text:list-style style:name="_31_030_25_20opening-title" style:display-name="1030%20ope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opening1-background" style:display-name="1030%20opening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opening1-backgroundobjects" style:display-name="1030%20opening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opening1-notes" style:display-name="1030%20opening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opening1-outline1" style:display-name="1030%20opening1-outline1" style:family="presentation">
      <style:graphic-properties draw:stroke="none" draw:fill="none" draw:auto-grow-height="false" draw:fit-to-size="shrink-to-fit" style:shrink-to-fit="true">
        <text:list-style style:name="_31_030_25_20opening1-outline1" style:display-name="1030%20opening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opening1-outline2" style:display-name="1030%20opening1-outline2" style:family="presentation" style:parent-style-name="_31_030_25_20opening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opening1-outline3" style:display-name="1030%20opening1-outline3" style:family="presentation" style:parent-style-name="_31_030_25_20opening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opening1-outline4" style:display-name="1030%20opening1-outline4" style:family="presentation" style:parent-style-name="_31_030_25_20opening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opening1-outline5" style:display-name="1030%20opening1-outline5" style:family="presentation" style:parent-style-name="_31_030_25_20opening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opening1-outline6" style:display-name="1030%20opening1-outline6" style:family="presentation" style:parent-style-name="_31_030_25_20opening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opening1-outline7" style:display-name="1030%20opening1-outline7" style:family="presentation" style:parent-style-name="_31_030_25_20opening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opening1-outline8" style:display-name="1030%20opening1-outline8" style:family="presentation" style:parent-style-name="_31_030_25_20opening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opening1-outline9" style:display-name="1030%20opening1-outline9" style:family="presentation" style:parent-style-name="_31_030_25_20opening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opening1-subtitle" style:display-name="1030%20opening1-subtitle" style:family="presentation">
      <style:graphic-properties draw:stroke="none" draw:fill="none" draw:textarea-vertical-align="middle">
        <text:list-style style:name="_31_030_25_20opening1-subtitle" style:display-name="1030%20opening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opening1-title" style:display-name="1030%20opening1-title" style:family="presentation">
      <style:graphic-properties draw:stroke="none" draw:fill="none" draw:textarea-vertical-align="middle">
        <text:list-style style:name="_31_030_25_20opening1-title" style:display-name="1030%20opening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opening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opening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opening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opening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opening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opening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opening" style:display-name="1030%20opening" style:page-layout-name="PM1" draw:style-name="Mdp1">
      <office:forms form:automatic-focus="false" form:apply-design-mode="false"/>
      <draw:frame presentation:style-name="_31_030_25_20opening-title" draw:layer="backgroundobjects" svg:width="25.199cm" svg:height="2.63cm" svg:x="1.4cm" svg:y="0.627cm" presentation:class="title" presentation:placeholder="true">
        <draw:text-box/>
      </draw:frame>
      <draw:frame presentation:style-name="_31_030_25_20opening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opening-title" draw:layer="backgroundobjects" svg:width="13.968cm" svg:height="10.476cm" svg:x="3.81cm" svg:y="2.123cm" presentation:class="page"/>
        <draw:frame presentation:style-name="_31_030_25_20opening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opening1" style:display-name="1030%20opening1" style:page-layout-name="PM1" draw:style-name="Mdp1">
      <draw:frame presentation:style-name="_31_030_25_20opening1-title" draw:layer="backgroundobjects" svg:width="25.199cm" svg:height="2.63cm" svg:x="1.4cm" svg:y="0.627cm" presentation:class="title" presentation:placeholder="true">
        <draw:text-box/>
      </draw:frame>
      <draw:frame presentation:style-name="_31_030_25_20opening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opening1-title" draw:layer="backgroundobjects" svg:width="13.968cm" svg:height="10.476cm" svg:x="3.81cm" svg:y="2.123cm" presentation:class="page"/>
        <draw:frame presentation:style-name="_31_030_25_20opening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11:23:41.544000000</meta:creation-date>
    <dc:title>1030 opening</dc:title>
    <meta:editing-duration>PT21M16S</meta:editing-duration>
    <meta:editing-cycles>5</meta:editing-cycles>
    <meta:generator>LibreOffice/6.0.1.1$Windows_X86_64 LibreOffice_project/60bfb1526849283ce2491346ed2aa51c465abfe6</meta:generator>
    <dc:date>2018-04-24T21:18:30.588000000</dc:date>
    <meta:document-statistic meta:object-count="54"/>
    <meta:template xlink:type="simple" xlink:actuate="onRequest" xlink:title="1030 opening" xlink:href="../../../../AppData/Roaming/LibreOffice/4/user/template/1030%20opening.otp" meta:date="2016-04-06T11:23:41.154000000"/>
  </office:meta>
</office:document-meta>
</file>